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0950000007F13155AEE.eps"/>
  <manifest:file-entry manifest:media-type="" manifest:full-path="Pictures/20000002000002460000007FDB37C70D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adornments="Standard" style:font-family-generic="roman"/>
    <style:font-face style:name="DejaVu Sans Mono" svg:font-family="'DejaVu Sans Mono'" style:font-family-generic="modern" style:font-pitch="fixed"/>
    <style:font-face style:name="Bitstream Vera Sans" svg:font-family="'Bitstream Vera Sans'" style:font-adornments="Fet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cm" style:rel-column-width="11567*"/>
    </style:style>
    <style:style style:name="Tabelle1.B" style:family="table-column">
      <style:table-column-properties style:column-width="13.998cm" style:rel-column-width="53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MScoreTitel">
      <style:paragraph-properties fo:text-align="end" style:justify-single-word="false"/>
      <style:text-properties fo:color="#ffffff" fo:font-size="12pt" fo:font-weight="bold" style:font-size-asian="10.5pt" style:font-weight-asian="bold" style:font-size-complex="12pt" style:font-weight-complex="bold"/>
    </style:style>
    <style:style style:name="P5" style:family="paragraph" style:parent-style-name="MScoreTitel">
      <style:paragraph-properties fo:text-align="start" style:justify-single-word="false"/>
      <style:text-properties fo:color="#ffffff" fo:font-size="12pt" fo:font-weight="bold" style:font-size-asian="10.5pt" style:font-weight-asian="bold" style:font-size-complex="12pt" style:font-weight-complex="bold"/>
    </style:style>
    <style:style style:name="P6" style:family="paragraph" style:parent-style-name="MScoreTitel">
      <style:paragraph-properties fo:text-align="start" style:justify-single-word="false"/>
      <style:text-properties fo:color="#ffffff" fo:font-weight="bold" style:font-weight-asian="bold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">
      <style:paragraph-properties fo:break-before="page"/>
      <style:text-properties fo:color="#ffffff" fo:font-size="54pt" fo:font-weight="bold" style:font-size-asian="54pt" style:font-weight-asian="bold" style:font-size-complex="54pt" style:font-weight-complex="bold"/>
    </style:style>
    <style:style style:name="P9" style:family="paragraph" style:parent-style-name="MScoreTitel">
      <style:paragraph-properties fo:text-align="end" style:justify-single-word="false" fo:background-color="transparent">
        <style:background-image/>
      </style:paragraph-properties>
      <style:text-properties fo:color="#000000" fo:font-size="54pt" fo:background-color="transparent" style:font-size-asian="54pt" style:font-size-complex="54pt"/>
    </style:style>
    <style:style style:name="P10" style:family="paragraph" style:parent-style-name="MScoreTitel">
      <style:paragraph-properties fo:text-align="end" style:justify-single-word="false" fo:background-color="transparent">
        <style:background-image/>
      </style:paragraph-properties>
      <style:text-properties fo:color="#000000" fo:font-size="24pt" fo:background-color="transparent" style:font-size-asian="24pt" style:font-size-complex="24pt"/>
    </style:style>
    <style:style style:name="P11" style:family="paragraph" style:parent-style-name="Table_20_Contents">
      <style:text-properties style:font-name="Times1" fo:font-size="12pt" style:font-size-asian="10.5pt"/>
    </style:style>
    <style:style style:name="P12" style:family="paragraph" style:parent-style-name="Heading_20_1" style:list-style-name="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" style:master-page-name="First_20_Page">
      <style:paragraph-properties style:page-number="auto"/>
      <style:text-properties fo:color="#0000ff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style:vertical-pos="bottom" style:vertical-rel="page-content" style:horizontal-pos="left" style:horizontal-rel="page-content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2" svg:width="16.658cm" style:rel-width="98%" draw:z-index="0">
        <draw:text-box fo:min-height="5.001cm">
          <text:p text:style-name="P3">Copyright 2010 Werner Schweer</text:p>
          <text:p text:style-name="P3"/>
        </draw:text-box>
      </draw:frame>
      <text:p text:style-name="P16"/>
      <text:p text:style-name="P9"><draw:frame draw:style-name="fr3" draw:name="Grafik2" text:anchor-type="paragraph" svg:width="14.998cm" svg:height="3.272cm" draw:z-index="1"><draw:image xlink:href="Pictures/20000002000002460000007FDB37C70D.eps" xlink:type="simple" xlink:show="embed" xlink:actuate="onLoad"/></draw:frame>1.0</text:p>
      <text:p text:style-name="P9"/>
      <text:p text:style-name="P9"/>
      <text:p text:style-name="P9"/>
      <text:p text:style-name="P9"/>
      <text:p text:style-name="P10">Design</text:p>
      <text:p text:style-name="P10">&amp;</text:p>
      <text:p text:style-name="P10">Implementation</text:p>
      <text:p text:style-name="P8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sdsdsdsdsd</text:p>
      <text:p text:style-name="P5"/>
      <text:p text:style-name="P5"/>
      <text:p text:style-name="P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5">Inhaltsverzeichnis</text:p>
          </text:index-title>
          <text:p text:style-name="P14">Layout<text:tab/>3</text:p>
        </text:index-body>
      </text:table-of-content>
      <text:h text:style-name="P12" text:outline-level="1"/>
      <text:h text:style-name="P13" text:outline-level="1">Layout</text:h>
      <text:p text:style-name="Heading_20_2">Element positions</text:p>
      <text:p text:style-name="Text_20_body">The screen position of an visible element is computed from three values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AP</text:p>
          </table:table-cell>
          <table:table-cell table:style-name="Tabelle1.B1" office:value-type="string">
            <text:p text:style-name="P11">Anchor position of element. This is usually the position of the parent element.</text:p>
          </table:table-cell>
        </table:table-row>
        <table:table-row>
          <table:table-cell table:style-name="Tabelle1.A2" office:value-type="string">
            <text:p text:style-name="P11">LO</text:p>
          </table:table-cell>
          <table:table-cell table:style-name="Tabelle1.B2" office:value-type="string">
            <text:p text:style-name="P11">Layout Offset, computed from the layout engine</text:p>
          </table:table-cell>
        </table:table-row>
        <table:table-row>
          <table:table-cell table:style-name="Tabelle1.A2" office:value-type="string">
            <text:p text:style-name="P11">UO</text:p>
          </table:table-cell>
          <table:table-cell table:style-name="Tabelle1.B2" office:value-type="string">
            <text:p text:style-name="P11">User Offset, created by dragging an element by the user</text:p>
          </table:table-cell>
        </table:table-row>
      </table:table>
      <text:p text:style-name="Text_20_body"/>
      <text:p text:style-name="Text_20_body">The display position is computed as:</text:p>
      <text:p text:style-name="First_20_line_20_indent">Display Position = AP + LO + UO</text:p>
      <text:p text:style-name="Text_20_body">The element anchor position is usually the position of the parent element.</text:p>
      <text:p text:style-name="Text_20_body">The saved position in a MuseScore file is computed as:</text:p>
      <text:p text:style-name="First_20_line_20_indent">Saved Position = LO + UO</text:p>
      <text:p text:style-name="Text_20_body">On read the saved position is written to the LayoutOffset (LO). The UserOffset is set to zero.</text:p>
      <text:p text:style-name="Text_20_body">On Layout the values are computed as:</text:p>
      <text:p text:style-name="First_20_line_20_indent">compute newLO</text:p>
      <text:p text:style-name="First_20_line_20_indent">UO = (LO + UO) – newLO</text:p>
      <text:p text:style-name="First_20_line_20_indent">LO = newLO</text:p>
      <text:p text:style-name="Text_20_body">Older MuseScore versions (&lt;= 0.9.6) do only save the UO value. If loaded with a different MuseScore version than created, the position of certain elements may differ, as the layout algorithm (and the LO value) may have changed. This is avoided with the above scheme.</text:p>
      <text:p text:style-name="Text_20_body"/>
      <text:p text:style-name="Text_20_body"/>
      <text:p text:style-name="Text_20_body"/>
      <text:p text:style-name="Text_20_body"/>
      <text:p text:style-name="P7"/>
      <text:alphabetical-index text:style-name="Sect2" text:protected="true" text:name="Stichwortverzeichnis1">
        <text:alphabetical-index-source text:sort-algorithm="alphanumeric" fo:language="de" fo:country="DE">
          <text:index-title-template text:style-name="Index_20_Heading">Stichwortverzeichn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Stichwortverzeichnis1_Head">
            <text:p text:style-name="Index_20_Heading">Stichwortverzeichnis</text:p>
          </text:index-title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adornments="Standard" style:font-family-generic="roman"/>
    <style:font-face style:name="DejaVu Sans Mono" svg:font-family="'DejaVu Sans Mono'" style:font-family-generic="modern" style:font-pitch="fixed"/>
    <style:font-face style:name="Bitstream Vera Sans" svg:font-family="'Bitstream Vera Sans'" style:font-adornments="Fet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de" fo:country="DE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class="text">
      <style:paragraph-properties fo:margin-left="0cm" fo:margin-right="2cm" fo:margin-top="0cm" fo:margin-bottom="0.212cm" fo:text-indent="0cm" style:auto-text-indent="false" style:shadow="none">
        <style:tab-stops/>
      </style:paragraph-properties>
      <style:text-properties style:font-name="Times1" fo:font-size="12pt" style:font-size-asian="10.5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start" style:justify-single-word="false" fo:text-indent="0cm" style:auto-text-indent="false" fo:background-color="transparent" fo:padding="0.049cm" fo:border-left="none" fo:border-right="none" fo:border-top="none" fo:border-bottom="0.035cm solid #000080" style:shadow="none">
        <style:background-image/>
      </style:paragraph-properties>
      <style:text-properties fo:color="#000080" style:font-name="Bitstream Vera Sans" fo:font-size="115%" fo:language="de" fo:country="D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MScoreTitel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color="#000000" style:font-name="DejaVu Sans" fo:font-size="54pt" fo:font-style="normal" fo:font-weight="15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ScoreHeader2" style:family="paragraph" style:parent-style-name="Heading_20_2" style:next-style-name="Text_20_body" style:default-outline-level="2" style:class="text">
      <style:text-properties fo:color="#000080" style:font-name="DejaVu Sans1" fo:font-style="norm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0" text:anchor-type="paragraph" svg:width="0.73cm" svg:height="0.573cm" draw:z-index="5"><draw:image xlink:href="Pictures/20000002000000950000007F13155AEE.eps" xlink:type="simple" xlink:show="embed" xlink:actuate="onLoad"/></draw:frame><text:chapter text:display="name" text:outline-level="1"/></text:p>
      </style:header>
      <style:footer>
        <text:p text:style-name="MP2"><text:title>MuseScore Handbuch</text:title><text:tab/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MuseScore Handbuch</dc:title>
    <meta:creation-date>2008-04-10T14:37:40</meta:creation-date>
    <dc:date>2010-06-30T08:52:27</dc:date>
    <meta:editing-cycles>75</meta:editing-cycles>
    <meta:editing-duration>PT19H11M46S</meta:editing-duration>
    <meta:document-statistic meta:table-count="1" meta:image-count="2" meta:object-count="0" meta:page-count="5" meta:paragraph-count="31" meta:word-count="186" meta:character-count="1072"/>
    <meta:user-defined meta:name="Info 1"/>
    <meta:user-defined meta:name="Info 2"/>
    <meta:user-defined meta:name="Info 3"/>
    <meta:user-defined meta:name="Info 4"/>
  </office:meta>
</office:document-meta>
</file>